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6be5f" officeooo:paragraph-rsid="0016be5f"/>
    </style:style>
    <style:style style:name="P2" style:family="paragraph" style:parent-style-name="Text_20_body" style:list-style-name="L1">
      <style:text-properties officeooo:rsid="0016be5f" officeooo:paragraph-rsid="0016be5f"/>
    </style:style>
    <style:style style:name="P3" style:family="paragraph" style:parent-style-name="Text_20_body" style:list-style-name="L1">
      <style:text-properties officeooo:rsid="001a702b" officeooo:paragraph-rsid="001a702b"/>
    </style:style>
    <style:style style:name="P4" style:family="paragraph" style:parent-style-name="Text_20_body">
      <style:text-properties officeooo:rsid="001a702b" officeooo:paragraph-rsid="001a702b"/>
    </style:style>
    <style:style style:name="P5" style:family="paragraph" style:parent-style-name="Text_20_body" style:list-style-name="L2"/>
    <style:style style:name="P6" style:family="paragraph" style:parent-style-name="Text_20_body" style:list-style-name="L2">
      <style:paragraph-properties fo:margin-top="0in" fo:margin-bottom="0in" loext:contextual-spacing="false"/>
    </style:style>
    <style:style style:name="T1" style:family="text">
      <style:text-properties officeooo:rsid="00188a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It features / It has the following features:</text:p>
      <text:list xml:id="list1165732304" text:style-name="L1">
        <text:list-item>
          <text:p text:style-name="P2">Showing as fullscreen or normal dialog</text:p>
        </text:list-item>
        <text:list-item>
          <text:p text:style-name="P2">Selecting one or multiple files</text:p>
        </text:list-item>
        <text:list-item>
          <text:p text:style-name="P2">Setting files filters (e.g. only .pdf files are displayed or only images with .png, .jpg, .gif, …)</text:p>
        </text:list-item>
        <text:list-item>
          <text:p text:style-name="P2">Showing thumbnails for images, videos <text:span text:style-name="T1">and audio (album covers)</text:span></text:p>
        </text:list-item>
        <text:list-item>
          <text:p text:style-name="P2">Material design icons (but custom ones also can be used)</text:p>
        </text:list-item>
        <text:list-item>
          <text:p text:style-name="P2">Showing an icon according to file type (audio files, pdfs, word documents, …)</text:p>
        </text:list-item>
        <text:list-item>
          <text:p text:style-name="P2">Shortcuts for common folders (internal storage, camera photos, downloads, …)</text:p>
        </text:list-item>
        <text:list-item>
          <text:p text:style-name="P2">Clickable breadcrumb bar for current path</text:p>
        </text:list-item>
        <text:list-item>
          <text:p text:style-name="P2">Highly customizable: Colors, icons, …</text:p>
        </text:list-item>
        <text:list-item>
          <text:p text:style-name="P3">And it‘s a real dialog, no need to register and start an Activity via Intent and then wait for it‘s result in onActivityResult().</text:p>
        </text:list-item>
      </text:list>
      <text:p text:style-name="P4"/>
      <text:p text:style-name="P4"/>
      <text:p text:style-name="P4">Android File Chooser is a simple and customizable file/directory chooser fragment which you can use in your apps to let your users select a file or directory based on your needs.</text:p>
      <text:p text:style-name="P4"/>
      <text:p text:style-name="P4">Simple library that allows for picking of files and directories. This is a clean and simple way to allow your user to easily select a file. This library is inspired by Android L and the new Material Design guidelines adding to its sleekness and beauty.</text:p>
      <text:p text:style-name="P4"/>
      <text:p text:style-name="P4">aFileChooser is an <text:span text:style-name="Strong_20_Emphasis">Android Library Project</text:span> that simplifies the process of presenting a file chooser on Android 2.1+.</text:p>
      <text:p text:style-name="Text_20_body">Intents provide the ability to hook into third-party app components for content selection. This works well for media files, but if you want users to be able to select <text:span text:style-name="Emphasis">any</text:span> file, they must have an existing "file explorer" app installed. Because many Android devices don't have stock File Explorers, the developer must often instruct the user to install one, or build one, themselves. aFileChooser solves this issue.</text:p>
      <text:h text:style-name="Heading_20_3" text:outline-level="3"><text:bookmark text:name="user-content-features"/>Features:</text:h>
      <text:list xml:id="list868443303" text:style-name="L2">
        <text:list-item>
          <text:p text:style-name="P6">Full file explorer </text:p>
        </text:list-item>
        <text:list-item>
          <text:p text:style-name="P6">Simplify <text:span text:style-name="Source_20_Text">GET_CONTENT</text:span> Intent creation </text:p>
        </text:list-item>
        <text:list-item>
          <text:p text:style-name="P6"><text:soft-page-break/>Hooks into Storage Access Framework </text:p>
        </text:list-item>
        <text:list-item>
          <text:p text:style-name="P6">Determine MIME data types </text:p>
        </text:list-item>
        <text:list-item>
          <text:p text:style-name="P6">Follows Android conventions (Fragments, Loaders, Intents, etc.) </text:p>
        </text:list-item>
        <text:list-item>
          <text:p text:style-name="P5">Supports API 7+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5:44:03.696157790</meta:creation-date>
    <dc:date>2018-02-12T20:10:11.460800358</dc:date>
    <meta:editing-duration>PT1M32S</meta:editing-duration>
    <meta:editing-cycles>1</meta:editing-cycles>
    <meta:document-statistic meta:table-count="0" meta:image-count="0" meta:object-count="0" meta:page-count="2" meta:paragraph-count="22" meta:word-count="316" meta:character-count="1871" meta:non-whitespace-character-count="1587"/>
    <meta:generator>LibreOffice/5.4.4.2$Linux_X86_64 LibreOffice_project/40m0$Build-2</meta:generator>
  </office:meta>
</office:document-meta>
</file>